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loext:fill-use-slide-background="false" draw:opacity="0%" draw:textarea-horizontal-align="justify" draw:textarea-vertical-align="middle" draw:auto-grow-height="false" fo:min-height="0.25cm" fo:min-width="0.75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0.5cm" loext:decorative="false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0.75cm" loext:decorative="false"/>
    </style:style>
    <style:style style:name="gr8" style:family="graphic" style:parent-style-name="standard">
      <style:graphic-properties draw:stroke="none" draw:fill="none" fo:min-height="0.557cm" loext:decorative="false"/>
      <style:paragraph-properties style:writing-mode="lr-tb"/>
    </style:style>
    <style:style style:name="P1" style:family="paragraph">
      <loext:graphic-properties draw:fill="none" draw:fill-color="#000000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text-properties style:text-position="0% 100%" fo:font-size="14pt" style:font-size-asian="14pt" style:font-size-complex="14pt"/>
    </style:style>
    <style:style style:name="P7" style:family="paragraph">
      <loext:graphic-properties draw:fill="none" draw:fill-color="#ffffff"/>
      <style:text-properties style:text-position="0% 100%" fo:font-size="14pt" style:font-size-asian="14pt" style:font-size-complex="14pt"/>
    </style:style>
    <style:style style:name="P8" style:family="paragraph">
      <loext:graphic-properties draw:fill="none"/>
    </style:style>
    <style:style style:name="T1" style:family="text">
      <style:text-properties style:text-position="sub 58%"/>
    </style:style>
    <style:style style:name="T2" style:family="text">
      <style:text-properties style:text-position="0% 100%" fo:font-size="14pt" style:font-size-asian="14pt" style:font-size-complex="14pt"/>
    </style:style>
    <style:style style:name="T3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5cm" svg:height="0.5cm" draw:transform="rotate (1.5707963267949) translate (12.75cm 12.25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cm" svg:y1="13cm" svg:x2="13cm" svg:y2="12.25cm">
          <text:p/>
        </draw:line>
        <draw:line draw:style-name="gr2" draw:text-style-name="P2" draw:layer="layout" svg:x1="13cm" svg:y1="11cm" svg:x2="13cm" svg:y2="10cm">
          <text:p/>
        </draw:line>
        <draw:line draw:style-name="gr2" draw:text-style-name="P2" draw:layer="layout" svg:x1="11.5cm" svg:y1="7.75cm" svg:x2="9.5cm" svg:y2="7.75cm">
          <text:p/>
        </draw:line>
        <draw:line draw:style-name="gr2" draw:text-style-name="P2" draw:layer="layout" svg:x1="13.001cm" svg:y1="7.848cm" svg:x2="13cm" svg:y2="6.25cm">
          <text:p/>
        </draw:line>
        <draw:line draw:style-name="gr2" draw:text-style-name="P2" draw:layer="layout" svg:x1="13cm" svg:y1="10cm" svg:x2="15cm" svg:y2="10cm">
          <text:p/>
        </draw:line>
        <draw:custom-shape draw:style-name="gr1" draw:text-style-name="P1" draw:layer="layout" svg:width="1.25cm" svg:height="0.5cm" draw:transform="rotate (1.5707963267949) translate (8.75cm 10.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0.5cm" draw:transform="rotate (1.5707963267949) translate (7cm 10.5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5cm" svg:y1="9.25cm" svg:x2="7.25cm" svg:y2="7.75cm">
          <text:p/>
        </draw:line>
        <draw:line draw:style-name="gr2" draw:text-style-name="P2" draw:layer="layout" svg:x1="9cm" svg:y1="9.25cm" svg:x2="9cm" svg:y2="7.75cm">
          <text:p/>
        </draw:line>
        <draw:line draw:style-name="gr2" draw:text-style-name="P2" draw:layer="layout" svg:x1="9cm" svg:y1="10.5cm" svg:x2="9cm" svg:y2="12.5cm">
          <text:p/>
        </draw:line>
        <draw:line draw:style-name="gr2" draw:text-style-name="P2" draw:layer="layout" svg:x1="13cm" svg:y1="12.5cm" svg:x2="9cm" svg:y2="12.5cm">
          <text:p/>
        </draw:line>
        <draw:line draw:style-name="gr2" draw:text-style-name="P2" draw:layer="layout" svg:x1="9.5cm" svg:y1="7.75cm" svg:x2="8.25cm" svg:y2="7.75cm">
          <text:p/>
        </draw:line>
        <draw:line draw:style-name="gr2" draw:text-style-name="P2" draw:layer="layout" svg:x1="8.25cm" svg:y1="7.75cm" svg:x2="7cm" svg:y2="7.75cm">
          <text:p/>
        </draw:line>
        <draw:line draw:style-name="gr2" draw:text-style-name="P2" draw:layer="layout" svg:x1="13cm" svg:y1="9.25cm" svg:x2="13cm" svg:y2="10cm">
          <text:p/>
        </draw:line>
        <draw:frame draw:style-name="gr3" draw:text-style-name="P4" draw:layer="layout" svg:width="1.101cm" svg:height="1.673cm" svg:x="4.308cm" svg:y="6.811cm">
          <draw:text-box>
            <text:p text:style-name="P3">v<text:span text:style-name="T1">0</text:span></text:p>
          </draw:text-box>
        </draw:frame>
        <draw:frame draw:style-name="gr3" draw:text-style-name="P4" draw:layer="layout" svg:width="1.101cm" svg:height="1.673cm" svg:x="14.649cm" svg:y="9.077cm">
          <draw:text-box>
            <text:p>v<text:span text:style-name="T1">2</text:span></text:p>
          </draw:text-box>
        </draw:frame>
        <draw:frame draw:style-name="gr3" draw:text-style-name="P4" draw:layer="layout" svg:width="1.479cm" svg:height="1.673cm" svg:x="9.021cm" svg:y="9.577cm">
          <draw:text-box>
            <text:p>R<text:span text:style-name="T1">B2</text:span></text:p>
          </draw:text-box>
        </draw:frame>
        <draw:frame draw:style-name="gr3" draw:text-style-name="P4" draw:layer="layout" svg:width="1.479cm" svg:height="1.673cm" svg:x="7.5cm" svg:y="9.577cm">
          <draw:text-box>
            <text:p>R<text:span text:style-name="T1">B</text:span><text:span text:style-name="T1">1</text:span></text:p>
          </draw:text-box>
        </draw:frame>
        <draw:frame draw:style-name="gr3" draw:text-style-name="P4" draw:layer="layout" svg:width="1.479cm" svg:height="1.673cm" svg:x="13.25cm" svg:y="11.077cm">
          <draw:text-box>
            <text:p>R<text:span text:style-name="T1">E</text:span></text:p>
          </draw:text-box>
        </draw:frame>
        <draw:line draw:style-name="gr4" draw:text-style-name="P2" draw:layer="layout" svg:x1="9cm" svg:y1="12.5cm" svg:x2="7.25cm" svg:y2="12.5cm">
          <text:p/>
        </draw:line>
        <draw:line draw:style-name="gr4" draw:text-style-name="P2" draw:layer="layout" svg:x1="7.25cm" svg:y1="10.5cm" svg:x2="7.25cm" svg:y2="12.5cm">
          <text:p/>
        </draw:line>
        <draw:custom-shape draw:style-name="gr5" draw:text-style-name="P5" draw:layer="layout" svg:width="1cm" svg:height="1cm" draw:transform="rotate (0.785398163397448) translate (12.277cm 8.543cm)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99cm" svg:y1="8.08cm" svg:x2="12.99cm" svg:y2="8.83cm">
          <text:p/>
        </draw:line>
        <draw:custom-shape draw:style-name="gr1" draw:text-style-name="P1" draw:layer="layout" svg:width="1.25cm" svg:height="0.5cm" draw:transform="rotate (1.5707963267949) translate (11.25cm 9.75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5cm" svg:y1="8.5cm" svg:x2="11.5cm" svg:y2="7.75cm">
          <text:p/>
        </draw:line>
        <draw:line draw:style-name="gr4" draw:text-style-name="P2" draw:layer="layout" svg:x1="11.5cm" svg:y1="9.75cm" svg:x2="11.5cm" svg:y2="10cm">
          <text:p/>
        </draw:line>
        <draw:custom-shape draw:style-name="gr7" draw:text-style-name="P5" draw:layer="layout" svg:width="1.25cm" svg:height="0.5cm" svg:x="5.75cm" svg:y="7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cm" svg:y1="10cm" svg:x2="11.5cm" svg:y2="10cm">
          <text:p/>
        </draw:line>
        <draw:frame draw:style-name="gr3" draw:text-style-name="P4" draw:layer="layout" svg:width="1.479cm" svg:height="1.673cm" svg:x="10.021cm" svg:y="8.577cm">
          <draw:text-box>
            <text:p>R<text:span text:style-name="T1">𝝿</text:span></text:p>
          </draw:text-box>
        </draw:frame>
        <draw:frame draw:style-name="gr3" draw:text-style-name="P7" draw:layer="layout" svg:width="1.979cm" svg:height="1.673cm" svg:x="13.5cm" svg:y="8cm">
          <draw:text-box>
            <text:p text:style-name="P6"><text:span text:style-name="T2">i</text:span><text:span text:style-name="T3">b</text:span><text:span text:style-name="T2">⋅𝜷</text:span></text:p>
          </draw:text-box>
        </draw:frame>
        <draw:line draw:style-name="gr2" draw:text-style-name="P2" draw:layer="layout" svg:x1="5.75cm" svg:y1="7.75cm" svg:x2="5cm" svg:y2="7.75cm">
          <text:p/>
        </draw:line>
        <draw:frame draw:style-name="gr3" draw:text-style-name="P4" draw:layer="layout" svg:width="1.479cm" svg:height="1.673cm" svg:x="5.771cm" svg:y="6.577cm">
          <draw:text-box>
            <text:p>R<text:span text:style-name="T1">k</text:span></text:p>
          </draw:text-box>
        </draw:frame>
        <draw:line draw:style-name="gr2" draw:text-style-name="P2" draw:layer="layout" svg:x1="12.5cm" svg:y1="13cm" svg:x2="13.5cm" svg:y2="13cm">
          <text:p/>
        </draw:line>
        <draw:line draw:style-name="gr2" draw:text-style-name="P2" draw:layer="layout" svg:x1="12.75cm" svg:y1="13.25cm" svg:x2="13.25cm" svg:y2="13.25cm">
          <text:p/>
        </draw:line>
        <draw:line draw:style-name="gr2" draw:text-style-name="P2" draw:layer="layout" svg:x1="12.921cm" svg:y1="13.401cm" svg:x2="13.11cm" svg:y2="13.401cm">
          <text:p/>
        </draw:line>
        <draw:line draw:style-name="gr2" draw:text-style-name="P2" draw:layer="layout" svg:x1="11.529cm" svg:y1="6.57cm" svg:x2="12.529cm" svg:y2="6.57cm">
          <text:p/>
        </draw:line>
        <draw:line draw:style-name="gr2" draw:text-style-name="P2" draw:layer="layout" svg:x1="11.779cm" svg:y1="6.82cm" svg:x2="12.279cm" svg:y2="6.82cm">
          <text:p/>
        </draw:line>
        <draw:line draw:style-name="gr2" draw:text-style-name="P2" draw:layer="layout" svg:x1="11.95cm" svg:y1="6.971cm" svg:x2="12.139cm" svg:y2="6.971cm">
          <text:p/>
        </draw:line>
        <draw:line draw:style-name="gr2" draw:text-style-name="P2" draw:layer="layout" svg:x1="12.991cm" svg:y1="6.253cm" svg:x2="12.01cm" svg:y2="6.253cm">
          <text:p/>
        </draw:line>
        <draw:line draw:style-name="gr2" draw:text-style-name="P2" draw:layer="layout" svg:x1="12.02cm" svg:y1="6.59cm" svg:x2="12.02cm" svg:y2="6.273cm">
          <text:p/>
        </draw:line>
        <draw:line draw:style-name="gr6" draw:text-style-name="P2" draw:layer="layout" svg:x1="10.544cm" svg:y1="7.472cm" svg:x2="11.347cm" svg:y2="7.462cm">
          <text:p/>
        </draw:line>
        <draw:frame draw:style-name="gr8" draw:text-style-name="P8" draw:layer="layout" svg:width="0.765cm" svg:height="0.807cm" svg:x="10.489cm" svg:y="6.643cm">
          <draw:text-box>
            <text:p><text:span text:style-name="T2">i</text:span><text:span text:style-name="T3">b</text:span></text:p>
          </draw:text-box>
        </draw:frame>
        <draw:frame draw:style-name="gr3" draw:text-style-name="P4" draw:layer="layout" svg:width="1.101cm" svg:height="1.673cm" svg:x="6.965cm" svg:y="6.821cm">
          <draw:text-box>
            <text:p text:style-name="P3">v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2:11:03.963755980</meta:creation-date>
    <dc:date>2025-12-04T15:36:54.007278945</dc:date>
    <meta:editing-duration>PT18M36S</meta:editing-duration>
    <meta:editing-cycles>4</meta:editing-cycles>
    <meta:generator>LibreOffice/24.2.7.2$Linux_X86_64 LibreOffice_project/420$Build-2</meta:generator>
    <meta:document-statistic meta:object-count="44"/>
  </office:meta>
</office:document-meta>
</file>